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automatic-styles>
    <style:style style:name="P1" style:family="paragraph" style:parent-style-name="Standard">
      <style:text-properties style:font-name="Roboto Light" fo:font-size="11pt" officeooo:rsid="0003d3d8" style:font-size-asian="11pt" style:font-size-complex="11pt"/>
    </style:style>
    <style:style style:name="P2" style:family="paragraph" style:parent-style-name="Standard">
      <style:text-properties style:font-name="Roboto Serif" fo:font-size="12pt" officeooo:rsid="0005ca34" officeooo:paragraph-rsid="0005ca34" style:font-size-asian="12pt" style:font-size-complex="12pt"/>
    </style:style>
    <style:style style:name="P3" style:family="paragraph" style:parent-style-name="Standard">
      <style:text-properties style:font-name="Roboto Light" fo:font-size="11pt" officeooo:rsid="0005ca34" officeooo:paragraph-rsid="0005ca34" style:font-size-asian="11pt" style:font-size-complex="11pt"/>
    </style:style>
    <style:style style:name="P4" style:family="paragraph" style:parent-style-name="Standard" style:list-style-name="L1">
      <style:text-properties style:font-name="Roboto Light" fo:font-size="11pt" officeooo:rsid="00061da2" officeooo:paragraph-rsid="00061da2" style:font-size-asian="11pt" style:font-size-complex="11pt"/>
    </style:style>
    <style:style style:name="P5" style:family="paragraph" style:parent-style-name="Standard">
      <style:text-properties style:font-name="Roboto Light" fo:font-size="11pt" officeooo:rsid="00061da2" officeooo:paragraph-rsid="00061da2" style:font-size-asian="11pt" style:font-size-complex="11pt"/>
    </style:style>
    <style:style style:name="P6" style:family="paragraph" style:parent-style-name="Standard" style:list-style-name="L2">
      <style:text-properties style:font-name="Roboto Light" fo:font-size="11pt" officeooo:rsid="00073e08" officeooo:paragraph-rsid="00073e08" style:font-size-asian="11pt" style:font-size-complex="11pt"/>
    </style:style>
    <style:style style:name="P7" style:family="paragraph" style:parent-style-name="Standard">
      <style:text-properties style:font-name="Roboto Light" fo:font-size="11pt" officeooo:rsid="00096500" officeooo:paragraph-rsid="00096500" style:font-size-asian="11pt" style:font-size-complex="11pt"/>
    </style:style>
    <style:style style:name="P8" style:family="paragraph" style:parent-style-name="Standard" style:list-style-name="L3">
      <style:text-properties style:font-name="Roboto Light" fo:font-size="11pt" officeooo:rsid="00096500" officeooo:paragraph-rsid="00096500" style:font-size-asian="11pt" style:font-size-complex="11pt"/>
    </style:style>
    <style:style style:name="P9" style:family="paragraph" style:parent-style-name="Standard">
      <style:text-properties style:font-name="Roboto Serif" fo:font-size="14pt" officeooo:rsid="0005ca34" officeooo:paragraph-rsid="0005ca34" style:font-size-asian="14pt" style:font-size-complex="14pt"/>
    </style:style>
    <style:style style:name="P10" style:family="paragraph" style:parent-style-name="Standard">
      <style:text-properties style:font-name="Roboto Serif" fo:font-size="12pt" officeooo:rsid="00061da2" officeooo:paragraph-rsid="00061da2" style:font-size-asian="12pt" style:font-size-complex="12pt"/>
    </style:style>
    <style:style style:name="T1" style:family="text">
      <style:text-properties officeooo:rsid="0005ca34"/>
    </style:style>
    <style:style style:name="T2" style:family="text">
      <style:text-properties style:text-position="super 58%" officeooo:rsid="0005ca34"/>
    </style:style>
    <style:style style:name="T3" style:family="text">
      <style:text-properties style:text-position="0% 100%"/>
    </style:style>
    <style:style style:name="T4" style:family="text">
      <style:text-properties officeooo:rsid="0005d692"/>
    </style:style>
    <style:style style:name="T5" style:family="text">
      <style:text-properties officeooo:rsid="000a4ec7"/>
    </style:style>
    <style:style style:name="T6" style:family="text">
      <style:text-properties officeooo:rsid="000bfc6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quiries, Investigation &amp; Immersion</text:span> | <text:span text:style-name="T1">3</text:span><text:span text:style-name="T2">rd</text:span><text:span text:style-name="T1"> </text:span>Quarter</text:p>
      <text:p text:style-name="P2">Research Questions</text:p>
      <text:p text:style-name="P3">February 22 2022</text:p>
      <text:p text:style-name="P3"/>
      <text:p text:style-name="P10">Working Title</text:p>
      <text:p text:style-name="P5"><text:span text:style-name="T4">Perceived Effect of Background Music on the Productivity and Focus of Online Students in IPSA</text:span> </text:p>
      <text:p text:style-name="P3"/>
      <text:p text:style-name="P9">Existing</text:p>
      <text:p text:style-name="P3"/>
      <text:p text:style-name="P5">Main Research Questions</text:p>
      <text:list xml:id="list442741420" text:style-name="L1">
        <text:list-item>
          <text:p text:style-name="P4">What are the perceived effects of background music on the productivity and focus of online students?</text:p>
        </text:list-item>
      </text:list>
      <text:p text:style-name="P3"/>
      <text:p text:style-name="P5">Specific Research Questions</text:p>
      <text:list xml:id="list3801576695" text:style-name="L2">
        <text:list-item>
          <text:p text:style-name="P6">What are the factors of music that affect the productivity and focus of online students? In terms of:</text:p>
          <text:list>
            <text:list-item>
              <text:p text:style-name="P6">Tempo. Described as </text:p>
            </text:list-item>
            <text:list-item>
              <text:p text:style-name="P6">Loudness</text:p>
            </text:list-item>
            <text:list-item>
              <text:p text:style-name="P6">Energy</text:p>
            </text:list-item>
            <text:list-item>
              <text:p text:style-name="P6">Vocality</text:p>
            </text:list-item>
          </text:list>
        </text:list-item>
        <text:list-item>
          <text:p text:style-name="P6">To what extent do the factors of music affect the productivity and focus of online students?</text:p>
        </text:list-item>
      </text:list>
      <text:p text:style-name="P3"/>
      <text:p text:style-name="P9">Rewrite</text:p>
      <text:p text:style-name="P3"/>
      <text:p text:style-name="P7">The researcher aims to find the answers to the questions stated below:</text:p>
      <text:list xml:id="list342704148" text:style-name="L3">
        <text:list-item>
          <text:p text:style-name="P8">What are the factors of music that affect the productivity and focus of online students? In terms of:</text:p>
          <text:list>
            <text:list-item>
              <text:p text:style-name="P8">Tempo – described as <text:span text:style-name="T5">the speed at which the passage of music is being played.</text:span></text:p>
            </text:list-item>
            <text:list-item>
              <text:p text:style-name="P8">Loudness – <text:span text:style-name="T5">described as how loud the music is.</text:span></text:p>
            </text:list-item>
            <text:list-item>
              <text:p text:style-name="P8">Energy – <text:span text:style-name="T6">described as how danceable, bouncy, or upbeat the music is.</text:span></text:p>
            </text:list-item>
            <text:list-item>
              <text:p text:style-name="P8">Vocality</text:p>
            </text:list-item>
          </text:list>
        </text:list-item>
        <text:list-item>
          <text:p text:style-name="P8">To what extent do the factors of music affect the productivity and focus of online students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9:27:22.506000000</meta:creation-date>
    <meta:editing-duration>PT14H21M33S</meta:editing-duration>
    <meta:editing-cycles>4</meta:editing-cycles>
    <meta:generator>LibreOffice/7.3.0.3$Windows_X86_64 LibreOffice_project/0f246aa12d0eee4a0f7adcefbf7c878fc2238db3</meta:generator>
    <dc:title>BAG3</dc:title>
    <dc:date>2022-02-23T11:30:26.744000000</dc:date>
    <meta:document-statistic meta:table-count="0" meta:image-count="0" meta:object-count="0" meta:page-count="1" meta:paragraph-count="23" meta:word-count="186" meta:character-count="1079" meta:non-whitespace-character-count="924"/>
    <meta:template xlink:type="simple" xlink:actuate="onRequest" xlink:title="BAG3" xlink:href="../../../../../../../../AppData/Roaming/LibreOffice/4/user/template/BAG3.ott" meta:date="2022-02-22T19:27:20.575000000"/>
  </office:meta>
</office:document-meta>
</file>